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b1a" officeooo:paragraph-rsid="0002bb1a"/>
    </style:style>
    <style:style style:name="P2" style:family="paragraph" style:parent-style-name="Standard">
      <style:text-properties officeooo:rsid="0002bb1a" officeooo:paragraph-rsid="00097856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2bb1a" officeooo:paragraph-rsid="0002bb1a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rsid="0002bb1a" officeooo:paragraph-rsid="0002bb1a"/>
    </style:style>
    <style:style style:name="P5" style:family="paragraph" style:parent-style-name="Standard">
      <style:text-properties officeooo:rsid="00097856" officeooo:paragraph-rsid="00097856"/>
    </style:style>
    <style:style style:name="T1" style:family="text">
      <style:text-properties officeooo:rsid="0005f852"/>
    </style:style>
    <style:style style:name="T2" style:family="text">
      <style:text-properties officeooo:rsid="0007ba4e"/>
    </style:style>
    <style:style style:name="T3" style:family="text">
      <style:text-properties officeooo:rsid="0008b888"/>
    </style:style>
    <style:style style:name="T4" style:family="text">
      <style:text-properties officeooo:rsid="000978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r Clément</text:p>
      <text:p text:style-name="P1"/>
      <text:p text:style-name="P1"/>
      <text:p text:style-name="P4">- Description du projet :</text:p>
      <text:p text:style-name="P4"/>
      <text:p text:style-name="P1">Ce projet consist<text:span text:style-name="T2">e</text:span> à reproduire le jeu « Slay The Spire », avec des monstres, un héro, un système de combat et <text:span text:style-name="T3">un système de</text:span> salles bien particulier.</text:p>
      <text:p text:style-name="P1"/>
      <text:p text:style-name="P1"/>
      <text:p text:style-name="P4">- Système de salles :</text:p>
      <text:p text:style-name="P1"/>
      <text:p text:style-name="P1">Nous avons programmé un système de salle dans lesquelles on retrouve des salles de combat où un voir plusieurs monstres vont affronter <text:span text:style-name="T3">le</text:span> héro, des salles de repos dans l<text:span text:style-name="T3">es</text:span>quelle<text:span text:style-name="T3">s</text:span> le héro peut regagner des points de vie, et une salle de boss où l’on peut retrrouver des monstres plutôt puissant. </text:p>
      <text:p text:style-name="P1"/>
      <text:p text:style-name="P1"/>
      <text:p text:style-name="P4">- Système de combat :</text:p>
      <text:p text:style-name="P1"/>
      <text:p text:style-name="P2">Les combats se déroulent en tour par tour, c’est-à-dire, le joueur va choisir une ou plusieur<text:span text:style-name="T1">s</text:span> cartes en fonction de l’énergie de son héro puis c’est au tour des monstres d’effectuer leur<text:span text:style-name="T1">s</text:span> action<text:span text:style-name="T1">s</text:span> suivant les patterns qu’ils ont. </text:p>
      <text:p text:style-name="P2">Le combat prend fin quand le héro est mort ou si tous les monstres sont mort, ensuite le joueur chois<text:span text:style-name="T1">i</text:span>t sa récompense avant de changer de salle <text:span text:style-name="T3">si il a gagné</text:span>.</text:p>
      <text:p text:style-name="P1"/>
      <text:p text:style-name="P1"/>
      <text:p text:style-name="P4">- Les cartes :</text:p>
      <text:p text:style-name="P1"/>
      <text:p text:style-name="P2">Dans notre projet, nous avons implementé toutes les cartes mise a disposition dans le sujet, des cartes communes aux cartes rare. </text:p>
      <text:p text:style-name="P2"><text:span text:style-name="T1">Les cartes peuvent avoir des effets qui durent plusieurs tour</text:span><text:span text:style-name="T3">s</text:span><text:span text:style-name="T1">, ces effets peut être des handicaps pour l’entité adverse a celle qui l’a lancé, mais ces effets peuvent être </text:span><text:span text:style-name="T3">é</text:span><text:span text:style-name="T1">galement des bonus pour le lanceur de cette carte.</text:span> </text:p>
      <text:p text:style-name="P2">Une classe deck permet de gérer les cartes pendant et entre les tours dans les salles de combat. </text:p>
      <text:p text:style-name="P2"><text:span text:style-name="T1">Ce deck est composé de 5 cartes au début de chaque tour, lorsque le joueur utilise une carte elle est enlever du deck car elle ne peut pas être rejouer durant le même tour, </text:span><text:span text:style-name="T3">à</text:span><text:span text:style-name="T1"> la fin d’un tour les cartes qui non pas été utilisées resteront dans le deck et de nouvelle carte vont venir complété ce deck pour atteindre les 5 cartes necessaire.</text:span></text:p>
      <text:p text:style-name="P1"/>
      <text:p text:style-name="P1"/>
      <text:p text:style-name="P4">-Les monstres :</text:p>
      <text:p text:style-name="P1"/>
      <text:p text:style-name="P2">Pour les monstres nous avons implémenté uniquement les monstres demandé jusqu’au 5.3, c’est-à-dire le petit slime acide, le petit slime piquant et le machouilleur avec leur pattern et leurs attaques propres à eux. </text:p>
      <text:p text:style-name="P2">Les monstres peuvent être exposé a différent effets positif et negatif, dû aux cartes jouer par le hero ou par leur propres attaques.</text:p>
      <text:p text:style-name="P1"/>
      <text:p text:style-name="P1"/>
      <text:p text:style-name="P1"/>
      <text:p text:style-name="P1"/>
      <text:p text:style-name="P1"/>
      <text:p text:style-name="P3">-Le héro :</text:p>
      <text:p text:style-name="P1"><text:soft-page-break/></text:p>
      <text:p text:style-name="P2">Le héro est une entité qui va subir toutes les conséquences des différents choix du joueur. </text:p>
      <text:p text:style-name="P5">Il a de l’énergie qui va permettre d’ajouter de la stratégie, pour savoir quelles cartes jouer durant un tour, cette énergie est remise au maximum a chaque tour. </text:p>
      <text:p text:style-name="P2"><text:span text:style-name="T4">Le héro</text:span> peut être impacter par des effets durant les combats qui peuvent l’aider a gagné ou peuvent le faire perd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0:30:08.059000000</meta:creation-date>
    <dc:date>2025-01-16T16:59:24.302000000</dc:date>
    <meta:editing-duration>PT57M45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0" meta:word-count="438" meta:character-count="2464" meta:non-whitespace-character-count="2038"/>
  </office:meta>
</office:document-meta>
</file>